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c8b88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f2c7f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165d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1962" officeooo:paragraph-rsid="001d1962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c22cb" style:text-blinking="false" fo:background-color="transparent"/>
    </style:style>
    <style:style style:name="P9" style:family="paragraph" style:parent-style-name="Text_20_body">
      <style:paragraph-properties fo:margin-left="1.27cm" fo:margin-right="0cm" fo:text-indent="0cm" style:auto-text-indent="false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11b060" officeooo:paragraph-rsid="00145d74" style:text-blinking="false" fo:background-color="transparent"/>
    </style:style>
    <style:style style:name="P11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45d74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officeooo:paragraph-rsid="000f2c7f"/>
    </style:style>
    <style:style style:name="P1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officeooo:paragraph-rsid="001b1bc5"/>
    </style:style>
    <style:style style:name="P14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officeooo:paragraph-rsid="000f2c7f"/>
    </style:style>
    <style:style style:name="P15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officeooo:paragraph-rsid="00145d74"/>
    </style:style>
    <style:style style:name="P1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2c7f" officeooo:paragraph-rsid="000f2c7f" style:text-blinking="false" fo:background-color="transparent"/>
    </style:style>
    <style:style style:name="P17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2c7f" officeooo:paragraph-rsid="00145d74" style:text-blinking="false" fo:background-color="transparent"/>
    </style:style>
    <style:style style:name="P18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8a56" officeooo:paragraph-rsid="00108a56" style:text-blinking="false" fo:background-color="transparent"/>
    </style:style>
    <style:style style:name="P19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8a56" officeooo:paragraph-rsid="00145d74" style:text-blinking="false" fo:background-color="transparent"/>
    </style:style>
    <style:style style:name="P20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108a56" officeooo:paragraph-rsid="00108a56" style:text-blinking="false" fo:background-color="transparent" style:font-weight-asian="bold" style:font-weight-complex="bold"/>
    </style:style>
    <style:style style:name="P21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108a56" officeooo:paragraph-rsid="00145d74" style:text-blinking="false" fo:background-color="transparent" style:font-weight-asian="bold" style:font-weight-complex="bold"/>
    </style:style>
    <style:style style:name="P22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f2c7f" officeooo:paragraph-rsid="00108a56" style:text-blinking="false" fo:background-color="transparent" style:font-weight-asian="bold" style:font-weight-complex="bold"/>
    </style:style>
    <style:style style:name="P2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f2c7f" officeooo:paragraph-rsid="0011b060" style:text-blinking="false" fo:background-color="transparent" style:font-weight-asian="bold" style:font-weight-complex="bold"/>
    </style:style>
    <style:style style:name="P24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4f56d" officeooo:paragraph-rsid="0014f56d" style:text-blinking="false" fo:background-color="transparent" style:font-weight-asian="bold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f2c7f" officeooo:paragraph-rsid="00145d74" style:text-blinking="false" fo:background-color="transparent"/>
    </style:style>
    <style:style style:name="P26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4d5156" style:font-name="arial" fo:font-size="10.5pt" fo:letter-spacing="normal" fo:font-style="normal" fo:font-weight="normal" officeooo:paragraph-rsid="00145d74"/>
    </style:style>
    <style:style style:name="P27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officeooo:paragraph-rsid="00145d74"/>
    </style:style>
    <style:style style:name="P28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T1" style:family="text">
      <style:text-properties officeooo:rsid="0005c71f"/>
    </style:style>
    <style:style style:name="T2" style:family="text">
      <style:text-properties officeooo:rsid="00062cf1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f2c7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f56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d8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0f2c7f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1b060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b1bc5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34148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0f2c7f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0f2c7f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11b060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145d74" style:text-blinking="false" fo:background-color="transparent" loext:char-shading-value="0"/>
    </style:style>
    <style:style style:name="T15" style:family="text">
      <style:text-properties officeooo:rsid="0006a80a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style:font-name="Arial" fo:font-size="11pt" fo:font-style="normal" fo:font-weight="normal" officeooo:rsid="0008a7df"/>
    </style:style>
    <style:style style:name="T18" style:family="text">
      <style:text-properties style:font-name="Arial" fo:font-size="11pt" fo:font-style="normal" fo:font-weight="normal" officeooo:rsid="000a3b39"/>
    </style:style>
    <style:style style:name="T19" style:family="text">
      <style:text-properties style:font-name="Arial" fo:font-size="11pt" fo:font-style="normal" fo:font-weight="normal" officeooo:rsid="001c22cb"/>
    </style:style>
    <style:style style:name="T20" style:family="text">
      <style:text-properties style:font-name="Arial" fo:font-size="11pt" fo:font-style="normal" fo:font-weight="normal" officeooo:rsid="00223908"/>
    </style:style>
    <style:style style:name="T21" style:family="text">
      <style:text-properties style:font-name="Arial" fo:font-size="11pt" fo:font-style="normal" fo:font-weight="bold" officeooo:rsid="0008a7df" style:font-weight-asian="bold" style:font-weight-complex="bold"/>
    </style:style>
    <style:style style:name="T22" style:family="text">
      <style:text-properties officeooo:rsid="000a3b39"/>
    </style:style>
    <style:style style:name="T23" style:family="text">
      <style:text-properties officeooo:rsid="000c8b88"/>
    </style:style>
    <style:style style:name="T24" style:family="text">
      <style:text-properties officeooo:rsid="000e64a3"/>
    </style:style>
    <style:style style:name="T25" style:family="text">
      <style:text-properties officeooo:rsid="000f2c7f"/>
    </style:style>
    <style:style style:name="T26" style:family="text">
      <style:text-properties fo:letter-spacing="normal"/>
    </style:style>
    <style:style style:name="T27" style:family="text">
      <style:text-properties fo:letter-spacing="normal" officeooo:rsid="00062cf1"/>
    </style:style>
    <style:style style:name="T28" style:family="text">
      <style:text-properties fo:letter-spacing="normal" officeooo:rsid="0006a80a"/>
    </style:style>
    <style:style style:name="T29" style:family="text">
      <style:text-properties fo:letter-spacing="normal" fo:font-weight="bold" style:font-weight-asian="bold" style:font-weight-complex="bold"/>
    </style:style>
    <style:style style:name="T30" style:family="text">
      <style:text-properties fo:letter-spacing="normal" fo:font-weight="bold" officeooo:rsid="0006a80a" style:font-weight-asian="bold" style:font-weight-complex="bold"/>
    </style:style>
    <style:style style:name="T31" style:family="text">
      <style:text-properties fo:letter-spacing="normal" officeooo:rsid="0014f56d"/>
    </style:style>
    <style:style style:name="T32" style:family="text">
      <style:text-properties fo:color="#000000" style:text-line-through-style="none" style:text-line-through-type="none" style:font-name="Arial" fo:font-size="11pt" style:text-underline-style="none" fo:font-weight="bold" officeooo:rsid="0011b060" style:text-blinking="false" fo:background-color="transparent" loext:char-shading-value="0"/>
    </style:style>
    <style:style style:name="T33" style:family="text">
      <style:text-properties fo:color="#000000" style:text-line-through-style="none" style:text-line-through-type="none" style:font-name="Arial" fo:font-size="11pt" style:text-underline-style="none" fo:font-weight="bold" officeooo:rsid="0014f56d" style:text-blinking="false" fo:background-color="transparent" loext:char-shading-value="0"/>
    </style:style>
    <style:style style:name="T34" style:family="text">
      <style:text-properties officeooo:rsid="001807a1"/>
    </style:style>
    <style:style style:name="T35" style:family="text">
      <style:text-properties officeooo:rsid="0019acb5"/>
    </style:style>
    <style:style style:name="T36" style:family="text">
      <style:text-properties officeooo:rsid="001d1962"/>
    </style:style>
    <style:style style:name="T37" style:family="text">
      <style:text-properties officeooo:rsid="001ea7e0"/>
    </style:style>
    <style:style style:name="T38" style:family="text">
      <style:text-properties officeooo:rsid="001ee62f"/>
    </style:style>
    <style:style style:name="T39" style:family="text">
      <style:text-properties officeooo:rsid="00223908"/>
    </style:style>
    <style:style style:name="T40" style:family="text">
      <style:text-properties officeooo:rsid="002358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73aa84d-7fff-6da3-6fcb-b4da91995f41"/>INTRODUCTION SCRIPT</text:p>
      <text:p text:style-name="Text_20_body"/>
      <text:p text:style-name="P2">1] Self Introduction</text:p>
      <text:p text:style-name="P6">Hi, I am <text:span text:style-name="T1">Sudhir N. Sonawane</text:span>. I have done my Bachelor of Engineering. </text:p>
      <text:p text:style-name="P6">Currently, I am working as a Software Engineer in Thinkitive Technologies which is based in <text:span text:style-name="T1">Baner </text:span>Pune, India. </text:p>
      <text:p text:style-name="Text_20_body"/>
      <text:p text:style-name="P2">2] Professional Experience [Domains, Clients]</text:p>
      <text:p text:style-name="P3">I have <text:span text:style-name="T37">4.5</text:span>+ years of experience in Software development. </text:p>
      <text:p text:style-name="P3">I have <text:span text:style-name="T25">working experience of </text:span><text:span text:style-name="T35">B</text:span><text:span text:style-name="T23">anking</text:span> <text:span text:style-name="T2">and </text:span><text:span text:style-name="T23">Telecom </text:span><text:span text:style-name="T24">domain </text:span><text:span text:style-name="T25">where we follow Agile methodlogy.</text:span></text:p>
      <text:p text:style-name="P3"/>
      <text:p text:style-name="P2"><text:bookmark text:name="docs-internal-guid-cdeb7f07-7fff-e1a8-9be6-da2bbb71a33c"/>3] My Technical Skills</text:p>
      <text:p text:style-name="P5">The technologies I have worked on <text:span text:style-name="T2">AWS cloud and its services like EC2, VPC, Load Balancer, Auto Scling, IAM, Cloud Front, Cloud Watch, S3. </text:span></text:p>
      <text:p text:style-name="P5"><text:span text:style-name="T2">Also I’m familier with Devops </text:span><text:span text:style-name="T15">tools like Git, Github, Jenkins, CI/CD pipeline, </text:span><text:span text:style-name="T40">Ansible, </text:span><text:span text:style-name="T15">Docker.</text:span> </text:p>
      <text:p text:style-name="P4"><text:span text:style-name="T25">I have </text:span><text:span text:style-name="T15">AWS cloud </text:span><text:span text:style-name="T25">exposure to my previous experrience.</text:span> </text:p>
      <text:p text:style-name="Text_20_body"/>
      <text:p text:style-name="P2">4] Projects I worked on:</text:p>
      <text:list xml:id="list3763846931" text:style-name="L1">
        <text:list-item>
          <text:p text:style-name="P12"><text:span text:style-name="T3">Project : </text:span><text:span text:style-name="T7">Niyogin Fintech Limited </text:span><text:span text:style-name="T8">(Banking).</text:span></text:p>
          <text:p text:style-name="P13"><text:span text:style-name="T8">O</text:span><text:span text:style-name="T9">perates as a non-banking finance company. The company offers loans, finance and investment, as well as leading and alligned activities to micro, small and medium enterprises.</text:span></text:p>
        </text:list-item>
      </text:list>
      <text:list xml:id="list1173984822" text:style-name="L2">
        <text:list-item>
          <text:p text:style-name="P14"><text:span text:style-name="T11">Tecnology</text:span><text:span text:style-name="T7">:</text:span></text:p>
          <text:list>
            <text:list-item>
              <text:p text:style-name="P16"><text:span text:style-name="T29">AWS</text:span><text:span text:style-name="T26"> : EC2, S3, SNS , </text:span><text:span text:style-name="T27">VPC, Load Balancer, Auto Scling, IAM, Cloud Front, Cloud Watch</text:span></text:p>
            </text:list-item>
            <text:list-item>
              <text:p text:style-name="P16"><text:span text:style-name="T29">Devops</text:span><text:span text:style-name="T26"> : <text:s/></text:span><text:span text:style-name="T28">Git, Github, Jenkins, CI/CD pipeline.</text:span></text:p>
            </text:list-item>
            <text:list-item>
              <text:p text:style-name="P18"><text:span text:style-name="T30">D</text:span><text:span text:style-name="T29">adabase</text:span><text:span text:style-name="T26"> : MongoDB (NoSQL DB)</text:span></text:p>
            </text:list-item>
          </text:list>
        </text:list-item>
        <text:list-item>
          <text:p text:style-name="P20">Role and Responsibility: </text:p>
          <text:list>
            <text:list-item>
              <text:p text:style-name="P22">Managing the Server provisioning EC2 servers including the artifacts and boostraping.</text:p>
            </text:list-item>
            <text:list-item>
              <text:p text:style-name="P22">API Config setup and deployment on lower env and Inetgration with forntend.</text:p>
            </text:list-item>
            <text:list-item>
              <text:p text:style-name="P22">Managing the MongoDB server and Archeving the data to S3 bukets (Deep Archive).</text:p>
            </text:list-item>
            <text:list-item>
              <text:p text:style-name="P23">Handling the ad-hoc requests for Job failure and Log extraction and schuleing the issues on <text:span text:style-name="T38">Pre-</text:span>PROD <text:span text:style-name="T38">and PROD.</text:span></text:p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list xml:id="list130048557859109" text:continue-numbering="true" text:style-name="L2">
        <text:list-item>
          <text:list>
            <text:list-header>
              <text:p text:style-name="P27"><text:soft-page-break/><text:span text:style-name="T3">Project : </text:span><text:span text:style-name="T4">BT Group</text:span><text:span text:style-name="T14"> Limited</text:span><text:span text:style-name="T12"> </text:span><text:span text:style-name="T13">(</text:span><text:span text:style-name="T14">Telecom</text:span><text:span text:style-name="T13">)</text:span></text:p>
              <text:list>
                <text:list-item>
                  <text:list>
                    <text:list-header>
                      <text:p text:style-name="P26"><text:span text:style-name="T33">T</text:span><text:span text:style-name="T32">ecnotree Corporation is a Finnish vendor of software to telecommunications service providers. It operates in the BSS sector.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/>
      <text:list xml:id="list130047680137059" text:continue-numbering="true" text:style-name="L2">
        <text:list-item>
          <text:p text:style-name="P15"><text:span text:style-name="T11">Tecnology</text:span><text:span text:style-name="T7">:</text:span><text:span text:style-name="T10">­</text:span></text:p>
          <text:list>
            <text:list-item>
              <text:p text:style-name="P17"><text:span text:style-name="T29">AWS</text:span><text:span text:style-name="T26"> : EC2, S3 </text:span><text:span text:style-name="T31">Backup</text:span><text:span text:style-name="T26">, SNS , </text:span><text:span text:style-name="T27">VPC, Auto Scling, </text:span><text:span text:style-name="T31">Cloud watch</text:span></text:p>
            </text:list-item>
            <text:list-item>
              <text:p text:style-name="P17"><text:span text:style-name="T29">Devops</text:span><text:span text:style-name="T26"> : <text:s/></text:span><text:span text:style-name="T28">Git, Github, Jenkins, CI/CD pipeline. </text:span><text:span text:style-name="T31">QA</text:span></text:p>
            </text:list-item>
            <text:list-item>
              <text:p text:style-name="P19"><text:span text:style-name="T30">D</text:span><text:span text:style-name="T29">adabase</text:span><text:span text:style-name="T26"> : </text:span><text:span text:style-name="T31">RDS </text:span></text:p>
            </text:list-item>
          </text:list>
        </text:list-item>
        <text:list-item>
          <text:p text:style-name="P21">Role and Responsibility: </text:p>
          <text:list>
            <text:list-item>
              <text:p text:style-name="P24">Creating and mainting the AWS infra.</text:p>
            </text:list-item>
            <text:list-item>
              <text:p text:style-name="P24">Creating cloudtrail for monitoring user activity for compliance purpose.</text:p>
            </text:list-item>
            <text:list-item>
              <text:p text:style-name="P24">Creating VPC perring conne<text:span text:style-name="T39">ct</text:span>ion between QA and UAT networks for private subnet.</text:p>
            </text:list-item>
            <text:list-item>
              <text:p text:style-name="P24">Copying the server logs onto S3 for backup also mainting the S3 data life cycle.</text:p>
            </text:list-item>
          </text:list>
          <text:p text:style-name="P11"/>
        </text:list-item>
      </text:list>
      <text:p text:style-name="P2"><text:span text:style-name="T34">5</text:span>] Along with the development</text:p>
      <text:p text:style-name="P3">Along with the development we have used </text:p>
      <text:list xml:id="list1747110235" text:style-name="L3">
        <text:list-item>
          <text:p text:style-name="P28">Jira for ticketing system, </text:p>
        </text:list-item>
        <text:list-item>
          <text:p text:style-name="P28"><text:span text:style-name="T22">Git</text:span> for Version control</text:p>
        </text:list-item>
        <text:list-item>
          <text:p text:style-name="P29"><text:span text:style-name="T5">Integrated </text:span><text:span text:style-name="T6">MongoDB</text:span><text:span text:style-name="T5"> database APIs</text:span></text:p>
        </text:list-item>
        <text:list-item>
          <text:p text:style-name="P28">Created Confluence for project documentation</text:p>
        </text:list-item>
        <text:list-item>
          <text:p text:style-name="P28">API Documentation</text:p>
        </text:list-item>
      </text:list>
      <text:p text:style-name="P9"/>
      <text:p text:style-name="P2"><text:span text:style-name="T34">6</text:span>] Apart from work</text:p>
      <text:p text:style-name="P8"><text:span text:style-name="T16">I like to </text:span><text:span text:style-name="T17">learn</text:span><text:span text:style-name="T16"> about new </text:span><text:span text:style-name="T18">techniques, new t</text:span><text:span text:style-name="T16">echnologies </text:span><text:span text:style-name="T19">a</text:span><text:span text:style-name="T16">nd </text:span><text:span text:style-name="T19">also </text:span><text:span text:style-name="T16">all the latest technologies that major corporations are working on.</text:span></text:p>
      <text:p text:style-name="P8"><text:span text:style-name="T16">Apart from this, </text:span><text:span text:style-name="T20">I’m professional Flute player so</text:span><text:span text:style-name="T16"> I like </text:span><text:span text:style-name="T17">to play </text:span><text:span text:style-name="T21">Flute</text:span><text:span text:style-name="T16"> and </text:span><text:span text:style-name="T18">manage any event as a co-ordinator</text:span><text:span text:style-name="T16">.</text:span></text:p>
      <text:p text:style-name="P3">That’s <text:span text:style-name="T36">all</text:span> about me.</text:p>
      <text:p text:style-name="P3"/>
      <text:p text:style-name="P7">Thank Yo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09:04:32.023851805</meta:creation-date>
    <dc:date>2023-01-05T13:00:46.676955380</dc:date>
    <meta:editing-duration>PT4H30M3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442" meta:character-count="2622" meta:non-whitespace-character-count="2242"/>
  </office:meta>
</office:document-meta>
</file>